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55b" officeooo:paragraph-rsid="0015155b"/>
    </style:style>
    <style:style style:name="P2" style:family="paragraph" style:parent-style-name="Standard">
      <style:text-properties officeooo:rsid="0017b3a7" officeooo:paragraph-rsid="0017b3a7"/>
    </style:style>
    <style:style style:name="P3" style:family="paragraph" style:parent-style-name="Standard">
      <style:text-properties officeooo:rsid="0018c78f" officeooo:paragraph-rsid="0018c78f"/>
    </style:style>
    <style:style style:name="P4" style:family="paragraph" style:parent-style-name="Standard">
      <style:text-properties officeooo:rsid="001990cb" officeooo:paragraph-rsid="001990cb"/>
    </style:style>
    <style:style style:name="P5" style:family="paragraph" style:parent-style-name="Standard">
      <style:text-properties officeooo:rsid="0019a4cc" officeooo:paragraph-rsid="0019a4cc"/>
    </style:style>
    <style:style style:name="P6" style:family="paragraph" style:parent-style-name="Standard">
      <style:text-properties officeooo:rsid="001c1786" officeooo:paragraph-rsid="001c1786"/>
    </style:style>
    <style:style style:name="P7" style:family="paragraph" style:parent-style-name="Standard">
      <style:paragraph-properties fo:break-before="page"/>
      <style:text-properties officeooo:rsid="0018c78f" officeooo:paragraph-rsid="0018c78f"/>
    </style:style>
    <style:style style:name="P8" style:family="paragraph" style:parent-style-name="Standard" style:list-style-name="L1">
      <style:text-properties officeooo:paragraph-rsid="0015155b"/>
    </style:style>
    <style:style style:name="P9" style:family="paragraph" style:parent-style-name="Standard" style:list-style-name="L1">
      <style:text-properties officeooo:rsid="00173129" officeooo:paragraph-rsid="00173129"/>
    </style:style>
    <style:style style:name="P10" style:family="paragraph" style:parent-style-name="Standard" style:list-style-name="L1">
      <style:text-properties officeooo:rsid="00173129" officeooo:paragraph-rsid="001f67fe"/>
    </style:style>
    <style:style style:name="P11" style:family="paragraph" style:parent-style-name="Standard" style:list-style-name="L1">
      <style:text-properties officeooo:rsid="001767b6" officeooo:paragraph-rsid="001767b6"/>
    </style:style>
    <style:style style:name="P12" style:family="paragraph" style:parent-style-name="Standard" style:list-style-name="L1">
      <style:text-properties officeooo:rsid="0015155b" officeooo:paragraph-rsid="00173129"/>
    </style:style>
    <style:style style:name="P13" style:family="paragraph" style:parent-style-name="Standard" style:list-style-name="L1">
      <style:text-properties officeooo:rsid="0015155b" officeooo:paragraph-rsid="00153e2a"/>
    </style:style>
    <style:style style:name="P14" style:family="paragraph" style:parent-style-name="Standard" style:list-style-name="L1">
      <style:text-properties officeooo:rsid="00153e2a" officeooo:paragraph-rsid="00153e2a"/>
    </style:style>
    <style:style style:name="P15" style:family="paragraph" style:parent-style-name="Standard" style:list-style-name="L1">
      <style:text-properties officeooo:rsid="0017b3a7" officeooo:paragraph-rsid="0017b3a7"/>
    </style:style>
    <style:style style:name="P16" style:family="paragraph" style:parent-style-name="Standard" style:list-style-name="L1">
      <style:text-properties officeooo:rsid="0018c78f" officeooo:paragraph-rsid="0019a4cc"/>
    </style:style>
    <style:style style:name="P17" style:family="paragraph" style:parent-style-name="Standard" style:list-style-name="L1">
      <style:text-properties officeooo:rsid="0019a4cc" officeooo:paragraph-rsid="0019a4cc"/>
    </style:style>
    <style:style style:name="P18" style:family="paragraph" style:parent-style-name="Standard" style:list-style-name="L1">
      <style:text-properties officeooo:rsid="001b85a2" officeooo:paragraph-rsid="001b85a2"/>
    </style:style>
    <style:style style:name="P19" style:family="paragraph" style:parent-style-name="Standard" style:list-style-name="L1">
      <style:text-properties officeooo:rsid="001c1786" officeooo:paragraph-rsid="001c1786"/>
    </style:style>
    <style:style style:name="P20" style:family="paragraph" style:parent-style-name="Standard" style:list-style-name="L1">
      <style:text-properties officeooo:rsid="001d9434" officeooo:paragraph-rsid="001d9434"/>
    </style:style>
    <style:style style:name="P21" style:family="paragraph" style:parent-style-name="Standard" style:list-style-name="L1">
      <style:text-properties officeooo:rsid="001f67fe" officeooo:paragraph-rsid="001f67fe"/>
    </style:style>
    <style:style style:name="P22" style:family="paragraph" style:parent-style-name="Standard">
      <style:text-properties officeooo:rsid="001f67fe" officeooo:paragraph-rsid="001f67fe"/>
    </style:style>
    <style:style style:name="P23" style:family="paragraph" style:parent-style-name="Standard">
      <style:text-properties officeooo:rsid="00217155" officeooo:paragraph-rsid="00217155"/>
    </style:style>
    <style:style style:name="P24" style:family="paragraph" style:parent-style-name="Standard">
      <style:text-properties officeooo:rsid="0021a9c8" officeooo:paragraph-rsid="0021a9c8"/>
    </style:style>
    <style:style style:name="T1" style:family="text">
      <style:text-properties officeooo:rsid="001990cb"/>
    </style:style>
    <style:style style:name="T2" style:family="text">
      <style:text-properties officeooo:rsid="0019a4cc"/>
    </style:style>
    <style:style style:name="T3" style:family="text">
      <style:text-properties officeooo:rsid="001b85a2"/>
    </style:style>
    <style:style style:name="T4" style:family="text">
      <style:text-properties officeooo:rsid="001f67f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7/03/2021</text:p>
      <text:p text:style-name="P1"/>
      <text:p text:style-name="P1"/>
      <text:list xml:id="list909266079" text:style-name="L1">
        <text:list-item>
          <text:p text:style-name="P10"><text:span text:style-name="T4">Application Lifecycle Management</text:span></text:p>
          <text:list>
            <text:list-item>
              <text:p text:style-name="P21">Create a deployment from YAML</text:p>
            </text:list-item>
            <text:list-item>
              <text:p text:style-name="P21">Scaling up deployments</text:p>
            </text:list-item>
            <text:list-item>
              <text:p text:style-name="P21">Perform rollouts and rollbacks using YAML files</text:p>
            </text:list-item>
          </text:list>
        </text:list-item>
      </text:list>
      <text:p text:style-name="P22"/>
      <text:p text:style-name="P22">kubectl create deploy webapp2 --image=nginx:1.16-alpine-perl --dry-run -o yaml &gt; webapp2.yaml</text:p>
      <text:p text:style-name="P22">kubectl create -f webapp2.yaml</text:p>
      <text:p text:style-name="P22">kubectl describe deployment webapp2 </text:p>
      <text:p text:style-name="P23">kubectl get deployment webapp2 <text:s/>-o=wide</text:p>
      <text:p text:style-name="P22">kubectl get pods -o=wide</text:p>
      <text:p text:style-name="P22"/>
      <text:p text:style-name="P23">Update the YAML to have 5 replicas and version 17 instead of 16</text:p>
      <text:p text:style-name="P23"/>
      <text:p text:style-name="P22">kubectl apply -f webapp2.yaml</text:p>
      <text:p text:style-name="P22">kubectl rollout history deploy webapp2</text:p>
      <text:p text:style-name="P22">kubectl rollout undo deploy webapp2</text:p>
      <text:p text:style-name="P22">kubectl get deployment webapp2 <text:s/>-o=wide</text:p>
      <text:p text:style-name="P22"/>
      <text:p text:style-name="P24">Now let’s say we want to scale up. You could edit the YAML file. There is also a kubectl scale command that can be used to specify the number of replicas. </text:p>
      <text:p text:style-name="P24"/>
      <text:p text:style-name="P24">k scale --replicas=10 -f webapp2.yaml</text:p>
      <text:p text:style-name="P22"/>
      <text:list xml:id="list195025836556289" text:continue-numbering="true" text:style-name="L1">
        <text:list-item>
          <text:list>
            <text:list-item>
              <text:p text:style-name="P21">Create cron jobs</text:p>
            </text:list-item>
            <text:list-item>
              <text:p text:style-name="P21">Create config maps</text:p>
            </text:list-item>
          </text:list>
        </text:list-item>
        <text:list-item>
          <text:p text:style-name="P10"><text:span text:style-name="T4">Installation, config, Validation</text:span></text:p>
          <text:list>
            <text:list-item>
              <text:p text:style-name="P10">Create a single control plane cluster using kubeadm</text:p>
              <text:list>
                <text:list-item>
                  <text:p text:style-name="P9">installing kubeadm</text:p>
                </text:list-item>
              </text:list>
            </text:list-item>
            <text:list-item>
              <text:p text:style-name="P9"/>
            </text:list-item>
          </text:list>
        </text:list-item>
        <text:list-item>
          <text:p text:style-name="P10"><text:span text:style-name="T4">Configuration validation resources and tips. </text:span></text:p>
        </text:list-item>
        <text:list-item>
          <text:p text:style-name="P10">Core Concepts</text:p>
          <text:list>
            <text:list-item>
              <text:p text:style-name="P11">Kubernetes Components</text:p>
            </text:list-item>
            <text:list-item>
              <text:p text:style-name="P11"/>
            </text:list-item>
          </text:list>
        </text:list-item>
        <text:list-item>
          <text:p text:style-name="P9">Networking</text:p>
        </text:list-item>
        <text:list-item>
          <text:p text:style-name="P9">Scheduling</text:p>
        </text:list-item>
        <text:list-item>
          <text:p text:style-name="P9">Security</text:p>
        </text:list-item>
        <text:list-item>
          <text:p text:style-name="P12">Cluster Maintenance</text:p>
          <text:list>
            <text:list-item>
              <text:p text:style-name="P14">Kubeadm upgrade</text:p>
              <text:list>
                <text:list-item>
                  <text:p text:style-name="P8">https://kubernetes.io/docs/tasks/administer-cluster/kubeadm/kubeadm-upgrade/</text:p>
                </text:list-item>
              </text:list>
            </text:list-item>
            <text:list-item>
              <text:p text:style-name="P13">Backing up etcd cluster</text:p>
              <text:list>
                <text:list-item>
                  <text:p text:style-name="P8"><text:a xlink:type="simple" xlink:href="https://kubernetes.io/docs/tasks/administer-cluster/configure-upgrade-etcd/#backing-up-an-etcd-cluster" text:style-name="Internet_20_link" text:visited-style-name="Visited_20_Internet_20_Link">https://kubernetes.io/docs/tasks/administer-cluster/configure-upgrade-etcd/#backing-up-an-etcd-cluster</text:a></text:p>
                </text:list-item>
                <text:list-item>
                  <text:p text:style-name="P15">There are two ways to do this. Try out both ways.</text:p>
                </text:list-item>
              </text:list>
            </text:list-item>
          </text:list>
        </text:list-item>
      </text:list>
      <text:p text:style-name="P2"/>
      <text:p text:style-name="P2"/>
      <text:list xml:id="list195026724358349" text:continue-numbering="true" text:style-name="L1">
        <text:list-item>
          <text:p text:style-name="P9">Logging and Monitoring</text:p>
          <text:list>
            <text:list-item>
              <text:p text:style-name="P17"><text:soft-page-break/>Monitoring components and applications. </text:p>
            </text:list-item>
            <text:list-item>
              <text:p text:style-name="P16"><text:span text:style-name="T2">N</text:span>ode problem detector installed via yaml, daemonset that monitors node health. </text:p>
            </text:list-item>
          </text:list>
        </text:list-item>
      </text:list>
      <text:p text:style-name="P3"/>
      <text:p text:style-name="P4"># not for raspi cluster</text:p>
      <text:p text:style-name="P3">helm repo add deliveryhero <text:a xlink:type="simple" xlink:href="https://charts.deliveryhero.io/" text:style-name="Internet_20_link" text:visited-style-name="Visited_20_Internet_20_Link">https://charts.deliveryhero.io/</text:a></text:p>
      <text:p text:style-name="P3">helm repo update</text:p>
      <text:p text:style-name="P3">helm install node-problem-detector <text:s/>deliveryhero/node-problem-detector –<text:span text:style-name="T1">namespace default</text:span></text:p>
      <text:p text:style-name="P3">kubectl --namespace=default get pods -l "app.kubernetes.io/name=node-problem-detector,app.kubernetes.io/instance=node-problem-detector"</text:p>
      <text:p text:style-name="P4"/>
      <text:p text:style-name="P4">kubectl get events</text:p>
      <text:p text:style-name="P4">kubectl top node</text:p>
      <text:p text:style-name="P3">kubectl top pod --all-namespaces </text:p>
      <text:p text:style-name="P3"/>
      <text:p text:style-name="P3">kubectl get componentstatus</text:p>
      <text:p text:style-name="P7"/>
      <text:list xml:id="list195027293421379" text:continue-numbering="true" text:style-name="L1">
        <text:list-item>
          <text:list>
            <text:list-item>
              <text:p text:style-name="P17">Metrics Server</text:p>
            </text:list-item>
            <text:list-item>
              <text:p text:style-name="P17">Liveness Probes</text:p>
            </text:list-item>
            <text:list-item>
              <text:p text:style-name="P17">Readiness Probe</text:p>
            </text:list-item>
            <text:list-item>
              <text:p text:style-name="P17">Startup Probes</text:p>
            </text:list-item>
            <text:list-item>
              <text:p text:style-name="P17">Cluster component logs</text:p>
              <text:list>
                <text:list-item>
                  <text:p text:style-name="P17">Master node: kube* logs</text:p>
                </text:list-item>
                <text:list-item>
                  <text:p text:style-name="P17">Worker Nodes: </text:p>
                </text:list-item>
              </text:list>
            </text:list-item>
            <text:list-item>
              <text:p text:style-name="P17">Manage application logs “kubectl logs”</text:p>
            </text:list-item>
          </text:list>
        </text:list-item>
      </text:list>
      <text:p text:style-name="P5"/>
      <text:list xml:id="list195026454161036" text:continue-numbering="true" text:style-name="L1">
        <text:list-item>
          <text:p text:style-name="P9">Storage <text:span text:style-name="T3">(7%)</text:span></text:p>
          <text:list>
            <text:list-item>
              <text:p text:style-name="P18">Understanding and creating persistent volumes.</text:p>
              <text:list>
                <text:list-item>
                  <text:p text:style-name="P18">Can be created declaratively with yaml or dynamically with command line. </text:p>
                </text:list-item>
                <text:list-item>
                  <text:p text:style-name="P18">These are cluster level resources, available in <text:s/>all namespaces</text:p>
                </text:list-item>
                <text:list-item>
                  <text:p text:style-name="P19">Must be “claimed” in order to use them. (bound)</text:p>
                </text:list-item>
              </text:list>
            </text:list-item>
          </text:list>
        </text:list-item>
      </text:list>
      <text:p text:style-name="P6">kubectl get pv --all-namespaces</text:p>
      <text:p text:style-name="P6"/>
      <text:list xml:id="list195025702353975" text:continue-numbering="true" text:style-name="L1">
        <text:list-item>
          <text:list>
            <text:list-item>
              <text:p text:style-name="P19">Access modes on volumes</text:p>
              <text:list>
                <text:list-item>
                  <text:p text:style-name="P19">read write once</text:p>
                </text:list-item>
                <text:list-item>
                  <text:p text:style-name="P19">read only many (many nodes can mount but no write)</text:p>
                </text:list-item>
                <text:list-item>
                  <text:p text:style-name="P19">read write many</text:p>
                </text:list-item>
              </text:list>
            </text:list-item>
            <text:list-item>
              <text:p text:style-name="P19">Persistent volume claims</text:p>
            </text:list-item>
            <text:list-item>
              <text:p text:style-name="P20">understand k8s storage objects</text:p>
            </text:list-item>
            <text:list-item>
              <text:p text:style-name="P20">know how to configure applications with persistent storage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3T08:43:22.403393527</meta:creation-date>
    <dc:date>2021-07-04T19:50:25.388847086</dc:date>
    <meta:editing-duration>PT1H19M51S</meta:editing-duration>
    <meta:editing-cycles>12</meta:editing-cycles>
    <meta:generator>LibreOffice/7.1.4.2$Linux_X86_64 LibreOffice_project/10$Build-2</meta:generator>
    <meta:document-statistic meta:table-count="0" meta:image-count="0" meta:object-count="0" meta:page-count="3" meta:paragraph-count="69" meta:word-count="371" meta:character-count="2575" meta:non-whitespace-character-count="2311"/>
  </office:meta>
</office:document-meta>
</file>